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1" style:family="paragraph">
      <loext:graphic-properties draw:fill-color="#5e8ac7"/>
      <style:paragraph-properties fo:text-align="start"/>
      <style:text-properties fo:color="#ffffff" style:font-name="Go Mediu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5e8ac7"/>
      <style:paragraph-properties fo:text-align="center"/>
      <style:text-properties fo:color="#ffffff"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6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7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8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9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P21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Go Medium" fo:font-size="14pt" style:font-size-asian="14pt" style:font-size-complex="14pt"/>
    </style:style>
    <style:style style:name="T9" style:family="text">
      <style:text-properties fo:color="#ffffff" style:font-name="Go Medium"/>
    </style:style>
    <style:style style:name="T10" style:family="text">
      <style:text-properties fo:color="#ffffff" style:font-name="Go Medium" fo:font-size="10pt" style:font-size-asian="10pt" style:font-size-complex="10pt"/>
    </style:style>
    <style:style style:name="T11" style:family="text">
      <style:text-properties fo:color="#ffffff" style:font-name="Go Medium" fo:font-size="16pt" style:font-size-asian="16pt" style:font-size-complex="16pt"/>
    </style:style>
    <style:style style:name="T12" style:family="text">
      <style:text-properties fo:color="#ffffff" style:font-name="MathJax_Typewriter" fo:font-size="14pt" style:font-size-asian="14pt" style:font-size-complex="14pt"/>
    </style:style>
    <style:style style:name="T13" style:family="text">
      <style:text-properties fo:color="#ffffff"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.8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056cm" svg:x2="26.038cm" svg:y2="10.04cm">
          <text:p/>
        </draw:line>
        <draw:line draw:style-name="gr6" draw:text-style-name="P7" draw:layer="layout" svg:x1="26.019cm" svg:y1="3.221cm" svg:x2="26.019cm" svg:y2="3.602cm">
          <text:p/>
        </draw:line>
        <draw:custom-shape draw:style-name="gr4" draw:text-style-name="P8" draw:layer="layout" svg:width="5.588cm" svg:height="1.016cm" svg:x="20.939cm" svg:y="3.9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69cm">
          <text:p text:style-name="P2"><text:span text:style-name="T7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842cm" svg:height="1.143cm" svg:x="20.812cm" svg:y="19.288cm">
          <text:p text:style-name="P4"><text:span text:style-name="T8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2"><text:span text:style-name="T9">Fri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2"><text:span text:style-name="T9">Thu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2"><text:span text:style-name="T9">Wed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2"><text:span text:style-name="T9">Tue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921cm" svg:height="2.032cm" svg:x="5.889cm" svg:y="3.54cm">
          <text:p text:style-name="P4"><text:span text:style-name="T9">Mon</text:span></text:p>
          <text:p text:style-name="P4"><text:span text:style-name="T9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91cm" svg:height="2.032cm" svg:x="1cm" svg:y="3.54cm">
          <text:p text:style-name="P4"><text:span text:style-name="T9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17.512cm" svg:y1="3.54cm" svg:x2="17.511cm" svg:y2="20.71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4" draw:layer="layout" svg:width="4.826cm" svg:height="1.397cm" svg:x="1cm" svg:y="5.699cm">
          <text:p text:style-name="P4"><text:span text:style-name="T10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7.199cm">
          <text:p text:style-name="P4"><text:span text:style-name="T11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10.199cm">
          <text:p text:style-name="P4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1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0.927cm" svg:x="1cm" svg:y="19.669cm">
          <text:p text:style-name="P4"><text:span text:style-name="T11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7.223cm">
          <text:p text:style-name="P4"><text:span text:style-name="T12">Robert</text:span></text:p>
          <text:p text:style-name="P4"><text:span text:style-name="T12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8.723cm">
          <text:p text:style-name="P4"><text:span text:style-name="T12">Jimmy</text:span></text:p>
          <text:p text:style-name="P4"><text:span text:style-name="T12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794cm" svg:height="1.473cm" svg:x="5.953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3cm" svg:y="10.1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4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8.8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1.755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4.656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7.557cm" svg:y="5.644cm">
          <text:p text:style-name="P4"><text:span text:style-name="T13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4cm" svg:y="7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5cm" svg:y="8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397cm" svg:x="11.753cm" svg:y="8.723cm">
          <text:p text:style-name="P4"><text:span text:style-name="T12">Feliks</text:span></text:p>
          <text:p text:style-name="P4"><text:span text:style-name="T12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11.753cm" svg:y="13.223cm">
          <text:p text:style-name="P4"><text:span text:style-name="T12">Tom</text:span></text:p>
          <text:p text:style-name="P4"><text:span text:style-name="T12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94cm" svg:height="1.473cm" svg:x="11.756cm" svg:y="10.1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11.757cm" svg:y="11.668cm">
          <text:p text:style-name="P4"><text:span text:style-name="T13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0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0.387cm" svg:x2="26.319cm" svg:y2="10.768cm">
          <text:p/>
        </draw:line>
        <draw:frame draw:style-name="gr21" draw:text-style-name="P19" draw:layer="layout" svg:width="3.048cm" svg:height="1.143cm" svg:x="22.717cm" svg:y="10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2.5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3.4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5.1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4.219cm">
          <draw:text-box>
            <text:p><text:span text:style-name="T2">On</text:span></text:p>
          </draw:text-box>
        </draw:frame>
        <draw:line draw:style-name="gr6" draw:text-style-name="P7" draw:layer="layout" svg:x1="26.319cm" svg:y1="15.453cm" svg:x2="26.319cm" svg:y2="15.834cm">
          <text:p/>
        </draw:line>
        <draw:line draw:style-name="gr5" draw:text-style-name="P7" draw:layer="layout" svg:x1="26.038cm" svg:y1="16.156cm" svg:x2="26.038cm" svg:y2="15.14cm">
          <text:p/>
        </draw:line>
        <draw:custom-shape draw:style-name="gr22" draw:text-style-name="P20" draw:layer="layout" svg:width="1.778cm" svg:height="1.016cm" svg:x="22.844cm" svg:y="17.891cm">
          <text:p text:style-name="P4"><text:span text:style-name="T9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3.956cm" svg:x2="25.738cm" svg:y2="2.94cm">
          <text:p/>
        </draw:line>
        <draw:line draw:style-name="gr5" draw:text-style-name="P7" draw:layer="layout" svg:x1="26.038cm" svg:y1="11.056cm" svg:x2="26.038cm" svg:y2="10.04cm">
          <text:p/>
        </draw:lin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2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909cm" svg:height="1.016cm" svg:x="20.119cm" svg:y="3.9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909cm" svg:height="1.016cm" svg:x="5.219cm" svg:y="3.998cm">
          <text:p/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5.526cm" svg:y1="4.529cm" svg:x2="5.399cm" svg:y2="4.529cm">
          <text:p/>
        </draw:line>
        <draw:line draw:style-name="gr24" draw:text-style-name="P22" draw:layer="layout" svg:x1="20.431cm" svg:y1="4.556cm" svg:x2="20.812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5T14:23:37.064657594</dc:date>
    <meta:editing-duration>PT41M10S</meta:editing-duration>
    <meta:editing-cycles>7</meta:editing-cycles>
    <meta:generator>LibreOffice/6.0.3.2$Linux_X86_64 LibreOffice_project/00m0$Build-2</meta:generator>
    <meta:document-statistic meta:object-count="80"/>
  </office:meta>
</office:document-meta>
</file>